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Color Emoji" svg:font-family="Apple Color Emoj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0972in" fo:margin-bottom="0.0835in"/>
      <style:text-properties style:font-name="Times" fo:font-size="14.0pt"/>
    </style:style>
    <style:style style:name="P2" style:family="paragraph" style:parent-style-name="Standard">
      <style:paragraph-properties fo:margin-bottom="0.1965in"/>
      <style:text-properties style:font-name="Times" fo:font-size="6.0pt"/>
    </style:style>
    <style:style style:name="P3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5" style:family="paragraph" style:parent-style-name="Standard">
      <style:paragraph-properties fo:margin-bottom="0.1965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/>
    </style:style>
    <style:style style:name="P6" style:family="paragraph" style:parent-style-name="Standard">
      <style:paragraph-properties fo:margin-bottom="0.0972in" fo:margin-left="1.0000in" fo:text-indent="-1.0000in" fo:line-height="115%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P7" style:family="paragraph" style:parent-style-name="Standard">
      <style:paragraph-properties fo:margin-bottom="0.0972in" fo:line-height="115%"/>
      <style:text-properties style:font-name="Times" fo:font-size="12.0pt"/>
    </style:style>
    <style:style style:name="P8" style:family="paragraph" style:parent-style-name="Standard">
      <style:text-properties style:font-name="Times" fo:font-size="10.0pt"/>
    </style:style>
    <style:style style:name="P9" style:family="paragraph" style:parent-style-name="Standard">
      <style:paragraph-properties fo:margin-bottom="0.1965in"/>
      <style:text-properties style:font-name="Times" fo:font-size="10.0pt"/>
    </style:style>
    <style:style style:name="P10" style:family="paragraph" style:parent-style-name="Standard">
      <style:paragraph-properties fo:text-align="center"/>
      <style:text-properties style:font-name="Times" fo:font-size="12.0pt"/>
    </style:style>
    <style:style style:name="P11" style:family="paragraph" style:parent-style-name="Standard">
      <style:text-properties style:font-name="Times" fo:font-size="12.0pt"/>
    </style:style>
    <style:style style:name="P12" style:family="paragraph" style:parent-style-name="Standard">
      <style:paragraph-properties fo:margin-top="0.1665in" fo:margin-bottom="0.0835in"/>
      <style:text-properties style:font-name="Times" fo:font-size="24.0pt"/>
    </style:style>
    <style:style style:name="P13" style:family="paragraph" style:parent-style-name="Standard">
      <style:paragraph-properties fo:margin-top="0.1390in" fo:margin-bottom="0.0835in"/>
      <style:text-properties style:font-name="Times" fo:font-size="18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Apple Color Emoji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Code Review Best Practices for Java</text:span></text:p>
      <text:p text:style-name="P2"/>
      <text:p text:style-name="P1"><text:span text:style-name="T2">✅</text:span><text:span text:style-name="T1"><text:s/></text:span><text:span text:style-name="T2">1️⃣</text:span><text:span text:style-name="T1"><text:s/>Code Readability</text:span></text:p>
      <text:list text:style-name="L1">
        <text:list-item>
          <text:p text:style-name="P3">Code should be <text:span text:style-name="T1">clean, simple, and easy to understand</text:span>.</text:p>
        </text:list-item>
        <text:list-item>
          <text:p text:style-name="P3">Naming should be <text:span text:style-name="T1">clear and descriptive</text:span>:</text:p>
        </text:list-item>
        <text:list-item>
          <text:p text:style-name="P4"/>
        </text:list-item>
        <text:list-item>
          <text:p text:style-name="P4">java</text:p>
        </text:list-item>
        <text:list-item>
          <text:p text:style-name="P4">CopyEdit</text:p>
        </text:list-item>
        <text:list-item>
          <text:p text:style-name="P4">// Bad</text:p>
        </text:list-item>
        <text:list-item>
          <text:p text:style-name="P4">int a = calculate(5);</text:p>
        </text:list-item>
        <text:list-item>
          <text:p text:style-name="P4"/>
        </text:list-item>
        <text:list-item>
          <text:p text:style-name="P4">// Good</text:p>
        </text:list-item>
        <text:list-item>
          <text:p text:style-name="P5">int discountedPrice = calculateDiscountedPrice(5);</text:p>
        </text:list-item>
        <text:list-item>
          <text:p text:style-name="P3">Avoid hardcoded values — use constants.</text:p>
        </text:list-item>
      </text:list>
      <text:p text:style-name="P2"/>
      <text:p text:style-name="P1"><text:span text:style-name="T2">✅</text:span><text:span text:style-name="T1"><text:s/></text:span><text:span text:style-name="T2">2️⃣</text:span><text:span text:style-name="T1"><text:s/>Follow Java Naming Conventions</text:span></text:p>
      <text:list text:style-name="L1">
        <text:list-item>
          <text:p text:style-name="P3">Classes: CamelCase (Pascal Case).</text:p>
        </text:list-item>
        <text:list-item>
          <text:p text:style-name="P3">Methods and variables: camelCase.</text:p>
        </text:list-item>
        <text:list-item>
          <text:p text:style-name="P3">Constants: UPPER_SNAKE_CASE.</text:p>
        </text:list-item>
      </text:list>
      <text:p text:style-name="P2"/>
      <text:p text:style-name="P1"><text:span text:style-name="T2">✅</text:span><text:span text:style-name="T1"><text:s/></text:span><text:span text:style-name="T2">3️⃣</text:span><text:span text:style-name="T1"><text:s/>SOLID Principles</text:span></text:p>
      <text:list text:style-name="L2">
        <text:list-item>
          <text:p text:style-name="P3">Make sure the code follows <text:span text:style-name="T1">SOLID</text:span><text:s/>principles:</text:p>
          <text:list>
            <text:list-item>
              <text:p text:style-name="P6">S - Single Responsibility</text:p>
            </text:list-item>
            <text:list-item>
              <text:p text:style-name="P6">O - Open/Closed</text:p>
            </text:list-item>
            <text:list-item>
              <text:p text:style-name="P6">L - Liskov Substitution</text:p>
            </text:list-item>
            <text:list-item>
              <text:p text:style-name="P6">I - Interface Segregation</text:p>
            </text:list-item>
            <text:list-item>
              <text:p text:style-name="P6">D - Dependency Inversion</text:p>
            </text:list-item>
          </text:list>
        </text:list-item>
      </text:list>
      <text:p text:style-name="P7">For example, check if a class is doing <text:span text:style-name="T1">too much</text:span><text:s/>— break it into smaller services if necessary.</text:p>
      <text:p text:style-name="P2"/>
      <text:p text:style-name="P1"><text:span text:style-name="T2">✅</text:span><text:span text:style-name="T1"><text:s/></text:span><text:span text:style-name="T2">4️⃣</text:span><text:span text:style-name="T1"><text:s/>Error Handling</text:span></text:p>
      <text:list text:style-name="L2">
        <text:list-item>
          <text:p text:style-name="P3">Validate that:</text:p>
          <text:list>
            <text:list-item>
              <text:p text:style-name="P6">Exceptions are being properly caught.</text:p>
            </text:list-item>
            <text:list-item>
              <text:p text:style-name="P6">Custom exceptions are used meaningfully.</text:p>
            </text:list-item>
            <text:list-item>
              <text:p text:style-name="P6">try-catch blocks aren’t swallowing errors silently.</text:p>
            </text:list-item>
            <text:list-item>
              <text:p text:style-name="P6">Logging is done in catch blocks.</text:p>
            </text:list-item>
          </text:list>
        </text:list-item>
      </text:list>
      <text:p text:style-name="P7">Example:</text:p>
      <text:p text:style-name="P8">java</text:p>
      <text:p text:style-name="P8">CopyEdit</text:p>
      <text:p text:style-name="P8">try {</text:p>
      <text:p text:style-name="P8"><text:s text:c="4"/>userService.saveUser(user);</text:p>
      <text:p text:style-name="P8">} catch (DataIntegrityViolationException e) {</text:p>
      <text:p text:style-name="P8"><text:s text:c="4"/>log.error("Error saving user", e);</text:p>
      <text:p text:style-name="P8"><text:s text:c="4"/>throw new UserSaveException("User could not be saved");</text:p>
      <text:p text:style-name="P9">}</text:p>
      <text:p text:style-name="P2"/>
      <text:p text:style-name="P1"><text:span text:style-name="T2">✅</text:span><text:span text:style-name="T1"><text:s/></text:span><text:span text:style-name="T2">5️⃣</text:span><text:span text:style-name="T1"><text:s/>Null Safety</text:span></text:p>
      <text:list text:style-name="L1">
        <text:list-item>
          <text:p text:style-name="P3">Use Optional where appropriate.</text:p>
        </text:list-item>
        <text:list-item>
          <text:p text:style-name="P3">Avoid NullPointerException risks.</text:p>
        </text:list-item>
        <text:list-item>
          <text:p text:style-name="P3">Prefer:</text:p>
        </text:list-item>
        <text:list-item>
          <text:p text:style-name="P4">java</text:p>
        </text:list-item>
        <text:list-item>
          <text:p text:style-name="P4">CopyEdit</text:p>
        </text:list-item>
        <text:list-item>
          <text:p text:style-name="P5">Optional.ofNullable(user).ifPresent(u -&gt; process(u));</text:p>
        </text:list-item>
        <text:list-item>
          <text:p text:style-name="P3">instead of raw null checks.</text:p>
        </text:list-item>
      </text:list>
      <text:p text:style-name="P2"/>
      <text:p text:style-name="P1"><text:span text:style-name="T2">✅</text:span><text:span text:style-name="T1"><text:s/></text:span><text:span text:style-name="T2">6️⃣</text:span><text:span text:style-name="T1"><text:s/>Unit Tests</text:span></text:p>
      <text:list text:style-name="L1">
        <text:list-item>
          <text:p text:style-name="P3">Code should be accompanied by meaningful <text:span text:style-name="T1">unit tests</text:span>.</text:p>
        </text:list-item>
        <text:list-item>
          <text:p text:style-name="P3">Coverage is important, but quality is more important than %.</text:p>
        </text:list-item>
        <text:list-item>
          <text:p text:style-name="P3">Prefer:</text:p>
        </text:list-item>
        <text:list-item>
          <text:p text:style-name="P4">java</text:p>
        </text:list-item>
        <text:list-item>
          <text:p text:style-name="P4">CopyEdit</text:p>
        </text:list-item>
        <text:list-item>
          <text:p text:style-name="P5">assertEquals(expectedValue, actualValue);</text:p>
        </text:list-item>
        <text:list-item>
          <text:p text:style-name="P3">over printing values for debugging.</text:p>
        </text:list-item>
      </text:list>
      <text:p text:style-name="P2"/>
      <text:p text:style-name="P1"><text:span text:style-name="T2">✅</text:span><text:span text:style-name="T1"><text:s/></text:span><text:span text:style-name="T2">7️⃣</text:span><text:span text:style-name="T1"><text:s/>Code Duplication</text:span></text:p>
      <text:list text:style-name="L1">
        <text:list-item>
          <text:p text:style-name="P3">Identify and remove duplicate logic.</text:p>
        </text:list-item>
        <text:list-item>
          <text:p text:style-name="P3">Extract common code into reusable private methods or utility classes.</text:p>
        </text:list-item>
      </text:list>
      <text:p text:style-name="P2"/>
      <text:p text:style-name="P1"><text:span text:style-name="T2">✅</text:span><text:span text:style-name="T1"><text:s/></text:span><text:span text:style-name="T2">8️⃣</text:span><text:span text:style-name="T1"><text:s/>Security Checks</text:span></text:p>
      <text:list text:style-name="L1">
        <text:list-item>
          <text:p text:style-name="P3">Validate that sensitive endpoints are secured.</text:p>
        </text:list-item>
        <text:list-item>
          <text:p text:style-name="P3">Check for <text:span text:style-name="T1">SQL Injection</text:span>, <text:span text:style-name="T1">XSS</text:span>, and <text:span text:style-name="T1">CSRF</text:span><text:s/>protections.</text:p>
        </text:list-item>
        <text:list-item>
          <text:p text:style-name="P3">Make sure passwords are never logged or exposed.</text:p>
        </text:list-item>
      </text:list>
      <text:p text:style-name="P2"/>
      <text:p text:style-name="P1"><text:span text:style-name="T2">✅</text:span><text:span text:style-name="T1"><text:s/></text:span><text:span text:style-name="T2">9️⃣</text:span><text:span text:style-name="T1"><text:s/>Logging Best Practices</text:span></text:p>
      <text:list text:style-name="L1">
        <text:list-item>
          <text:p text:style-name="P3">Log meaningful, structured messages.</text:p>
        </text:list-item>
        <text:list-item>
          <text:p text:style-name="P3">Use proper log levels: INFO, DEBUG, WARN, ERROR.</text:p>
        </text:list-item>
        <text:list-item>
          <text:p text:style-name="P3">Never log sensitive information like passwords or tokens.</text:p>
        </text:list-item>
      </text:list>
      <text:p text:style-name="P2"/>
      <text:p text:style-name="P1"><text:span text:style-name="T2">✅</text:span><text:span text:style-name="T1"><text:s/></text:span><text:span text:style-name="T2">🔥</text:span><text:span text:style-name="T1"><text:s/>1</text:span><text:span text:style-name="T2">0️⃣</text:span><text:span text:style-name="T1"><text:s/>Performance Awareness</text:span></text:p>
      <text:list text:style-name="L2">
        <text:list-item>
          <text:p text:style-name="P3">Watch out for:</text:p>
          <text:list>
            <text:list-item>
              <text:p text:style-name="P6">Unnecessary database queries (N+1 problem).</text:p>
            </text:list-item>
            <text:list-item>
              <text:p text:style-name="P6">Large object creation in loops.</text:p>
            </text:list-item>
            <text:list-item>
              <text:p text:style-name="P6">Blocking calls in asynchronous methods.</text:p>
            </text:list-item>
          </text:list>
        </text:list-item>
      </text:list>
      <text:p text:style-name="P2"/>
      <text:p text:style-name="P1"><text:span text:style-name="T2">🏆</text:span><text:span text:style-name="T1"><text:s/>BONUS: Spring Boot Specific</text:span></text:p>
      <text:list text:style-name="L1">
        <text:list-item>
          <text:p text:style-name="P3">@Autowired should favor <text:span text:style-name="T1">constructor injection</text:span><text:s/>over field injection.</text:p>
        </text:list-item>
        <text:list-item>
          <text:p text:style-name="P3">Use @Value and @ConfigurationProperties for config values.</text:p>
        </text:list-item>
        <text:list-item>
          <text:p text:style-name="P3">Avoid business logic in Controllers — push it to Service layer.</text:p>
        </text:list-item>
      </text:list>
      <text:p text:style-name="P2"/>
      <text:p text:style-name="P1"><text:span text:style-name="T2">💡</text:span><text:span text:style-name="T1"><text:s/>Code Review Checklist — Quick Summary</text:span>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1">Topic</text:span></text:p>
          </table:table-cell>
          <table:table-cell table:style-name="TableCell1">
            <text:p text:style-name="P10"><text:span text:style-name="T1">Check</text:span></text:p>
          </table:table-cell>
        </table:table-row>
        <table:table-row>
          <table:table-cell table:style-name="TableCell1">
            <text:p text:style-name="P11"><text:span text:style-name="T2">✅</text:span><text:s/>Readability</text:p>
          </table:table-cell>
          <table:table-cell table:style-name="TableCell1">
            <text:p text:style-name="P11">Clear, descriptive names.</text:p>
          </table:table-cell>
        </table:table-row>
        <table:table-row>
          <table:table-cell table:style-name="TableCell1">
            <text:p text:style-name="P11"><text:span text:style-name="T2">✅</text:span><text:s/>Java Conventions</text:p>
          </table:table-cell>
          <table:table-cell table:style-name="TableCell1">
            <text:p text:style-name="P11">Correct naming, style guide.</text:p>
          </table:table-cell>
        </table:table-row>
        <table:table-row>
          <table:table-cell table:style-name="TableCell1">
            <text:p text:style-name="P11"><text:span text:style-name="T2">✅</text:span><text:s/>SOLID Principles</text:p>
          </table:table-cell>
          <table:table-cell table:style-name="TableCell1">
            <text:p text:style-name="P11">Good class responsibility split.</text:p>
          </table:table-cell>
        </table:table-row>
        <table:table-row>
          <table:table-cell table:style-name="TableCell1">
            <text:p text:style-name="P11"><text:span text:style-name="T2">✅</text:span><text:s/>Error Handling</text:p>
          </table:table-cell>
          <table:table-cell table:style-name="TableCell1">
            <text:p text:style-name="P11">Proper exception use.</text:p>
          </table:table-cell>
        </table:table-row>
        <table:table-row>
          <table:table-cell table:style-name="TableCell1">
            <text:p text:style-name="P11"><text:span text:style-name="T2">✅</text:span><text:s/>Null Safety</text:p>
          </table:table-cell>
          <table:table-cell table:style-name="TableCell1">
            <text:p text:style-name="P11">Use Optional where needed.</text:p>
          </table:table-cell>
        </table:table-row>
        <table:table-row>
          <table:table-cell table:style-name="TableCell1">
            <text:p text:style-name="P11"><text:span text:style-name="T2">✅</text:span><text:s/>Tests</text:p>
          </table:table-cell>
          <table:table-cell table:style-name="TableCell1">
            <text:p text:style-name="P11">Unit &amp; integration tests exist.</text:p>
          </table:table-cell>
        </table:table-row>
        <table:table-row>
          <table:table-cell table:style-name="TableCell1">
            <text:p text:style-name="P11"><text:span text:style-name="T2">✅</text:span><text:s/>Duplicates</text:p>
          </table:table-cell>
          <table:table-cell table:style-name="TableCell1">
            <text:p text:style-name="P11">No copy-paste logic.</text:p>
          </table:table-cell>
        </table:table-row>
        <table:table-row>
          <table:table-cell table:style-name="TableCell1">
            <text:p text:style-name="P11"><text:span text:style-name="T2">✅</text:span><text:s/>Security</text:p>
          </table:table-cell>
          <table:table-cell table:style-name="TableCell1">
            <text:p text:style-name="P11">Validate auth, input, logs.</text:p>
          </table:table-cell>
        </table:table-row>
        <table:table-row>
          <table:table-cell table:style-name="TableCell1">
            <text:p text:style-name="P11"><text:span text:style-name="T2">✅</text:span><text:s/>Logging</text:p>
          </table:table-cell>
          <table:table-cell table:style-name="TableCell1">
            <text:p text:style-name="P11">Clean logs, no sensitive info.</text:p>
          </table:table-cell>
        </table:table-row>
        <table:table-row>
          <table:table-cell table:style-name="TableCell1">
            <text:p text:style-name="P11"><text:span text:style-name="T2">✅</text:span><text:s/>Performance</text:p>
          </table:table-cell>
          <table:table-cell table:style-name="TableCell1">
            <text:p text:style-name="P11">Watch for bottlenecks.</text:p>
          </table:table-cell>
        </table:table-row>
      </table:table>
      <text:p text:style-name="P7"/>
      <text:p text:style-name="P12"><text:span text:style-name="T1"/></text:p>
      <text:p text:style-name="P12"><text:span text:style-name="T1"/></text:p>
      <text:p text:style-name="P12"><text:span text:style-name="T2">✅</text:span><text:span text:style-name="T1"><text:s/>Java Code Review Checklist</text:span></text:p>
      <text:p text:style-name="P2"/>
      <text:p text:style-name="P13"><text:span text:style-name="T2">💡</text:span><text:span text:style-name="T1"><text:s/></text:span><text:span text:style-name="T2">1️⃣</text:span><text:span text:style-name="T1"><text:s/>Code Readability &amp; Clean Code</text:span></text:p>
      <text:list text:style-name="L1">
        <text:list-item>
          <text:p text:style-name="P3">Descriptive and meaningful variable, method, and class names.</text:p>
        </text:list-item>
        <text:list-item>
          <text:p text:style-name="P3">Consistent indentation and formatting.</text:p>
        </text:list-item>
        <text:list-item>
          <text:p text:style-name="P3">Avoid deep nesting (keep methods small and clean).</text:p>
        </text:list-item>
        <text:list-item>
          <text:p text:style-name="P3">Avoid magic numbers — use constants or enums.</text:p>
        </text:list-item>
      </text:list>
      <text:p text:style-name="P2"/>
      <text:p text:style-name="P13"><text:span text:style-name="T2">💡</text:span><text:span text:style-name="T1"><text:s/></text:span><text:span text:style-name="T2">2️⃣</text:span><text:span text:style-name="T1"><text:s/>Java Coding Conventions</text:span></text:p>
      <text:list text:style-name="L1">
        <text:list-item>
          <text:p text:style-name="P3">Class names: PascalCase.</text:p>
        </text:list-item>
        <text:list-item>
          <text:p text:style-name="P3">Method and variable names: camelCase.</text:p>
        </text:list-item>
        <text:list-item>
          <text:p text:style-name="P3">Constants: UPPER_SNAKE_CASE.</text:p>
        </text:list-item>
        <text:list-item>
          <text:p text:style-name="P3">Packages: lowercase.without.underscore.</text:p>
        </text:list-item>
      </text:list>
      <text:p text:style-name="P2"/>
      <text:p text:style-name="P13"><text:span text:style-name="T2">💡</text:span><text:span text:style-name="T1"><text:s/></text:span><text:span text:style-name="T2">3️⃣</text:span><text:span text:style-name="T1"><text:s/>SOLID &amp; OOP Principles</text:span></text:p>
      <text:list text:style-name="L1">
        <text:list-item>
          <text:p text:style-name="P3">Single Responsibility Principle: Each class has one job.</text:p>
        </text:list-item>
        <text:list-item>
          <text:p text:style-name="P3">Open/Closed Principle: Code is open for extension, closed for modification.</text:p>
        </text:list-item>
        <text:list-item>
          <text:p text:style-name="P3">Interface Segregation: Interfaces are client-specific.</text:p>
        </text:list-item>
        <text:list-item>
          <text:p text:style-name="P3">Dependency Injection used appropriately.</text:p>
        </text:list-item>
        <text:list-item>
          <text:p text:style-name="P3">Reuse through composition over inheritance.</text:p>
        </text:list-item>
      </text:list>
      <text:p text:style-name="P2"/>
      <text:p text:style-name="P13"><text:span text:style-name="T2">💡</text:span><text:span text:style-name="T1"><text:s/></text:span><text:span text:style-name="T2">4️⃣</text:span><text:span text:style-name="T1"><text:s/>Error Handling</text:span></text:p>
      <text:list text:style-name="L1">
        <text:list-item>
          <text:p text:style-name="P3">Exceptions are caught and handled properly.</text:p>
        </text:list-item>
        <text:list-item>
          <text:p text:style-name="P3">Custom exceptions used where applicable.</text:p>
        </text:list-item>
        <text:list-item>
          <text:p text:style-name="P3">Meaningful error messages and logging.</text:p>
        </text:list-item>
        <text:list-item>
          <text:p text:style-name="P3">Avoid empty catch blocks.</text:p>
        </text:list-item>
      </text:list>
      <text:p text:style-name="P2"/>
      <text:p text:style-name="P13"><text:span text:style-name="T2">💡</text:span><text:span text:style-name="T1"><text:s/></text:span><text:span text:style-name="T2">5️⃣</text:span><text:span text:style-name="T1"><text:s/>Null Safety</text:span></text:p>
      <text:list text:style-name="L1">
        <text:list-item>
          <text:p text:style-name="P3">Proper null checks or usage of Optional.</text:p>
        </text:list-item>
        <text:list-item>
          <text:p text:style-name="P3">Defensive programming against NullPointerException.</text:p>
        </text:list-item>
        <text:list-item>
          <text:p text:style-name="P3">External input is validated.</text:p>
        </text:list-item>
      </text:list>
      <text:p text:style-name="P2"/>
      <text:p text:style-name="P13"><text:span text:style-name="T2">💡</text:span><text:span text:style-name="T1"><text:s/></text:span><text:span text:style-name="T2">6️⃣</text:span><text:span text:style-name="T1"><text:s/>Unit &amp; Integration Tests</text:span></text:p>
      <text:list text:style-name="L1">
        <text:list-item>
          <text:p text:style-name="P3">Tests cover business logic, edge cases, and failure paths.</text:p>
        </text:list-item>
        <text:list-item>
          <text:p text:style-name="P3">Test names are clear and descriptive.</text:p>
        </text:list-item>
        <text:list-item>
          <text:p text:style-name="P3">Avoid hardcoded data in tests.</text:p>
        </text:list-item>
        <text:list-item>
          <text:p text:style-name="P3">Proper use of mocks and stubs.</text:p>
        </text:list-item>
      </text:list>
      <text:p text:style-name="P2"/>
      <text:p text:style-name="P13"><text:span text:style-name="T2">💡</text:span><text:span text:style-name="T1"><text:s/></text:span><text:span text:style-name="T2">7️⃣</text:span><text:span text:style-name="T1"><text:s/>Code Duplication</text:span></text:p>
      <text:list text:style-name="L1">
        <text:list-item>
          <text:p text:style-name="P3">No repeated code blocks.</text:p>
        </text:list-item>
        <text:list-item>
          <text:p text:style-name="P3">Common logic is refactored into reusable methods or components.</text:p>
        </text:list-item>
      </text:list>
      <text:p text:style-name="P2"/>
      <text:p text:style-name="P13"><text:span text:style-name="T2">💡</text:span><text:span text:style-name="T1"><text:s/></text:span><text:span text:style-name="T2">8️⃣</text:span><text:span text:style-name="T1"><text:s/>Security</text:span></text:p>
      <text:list text:style-name="L1">
        <text:list-item>
          <text:p text:style-name="P3">User inputs are validated and sanitized.</text:p>
        </text:list-item>
        <text:list-item>
          <text:p text:style-name="P3">Sensitive data is not logged.</text:p>
        </text:list-item>
        <text:list-item>
          <text:p text:style-name="P3">Proper authentication and authorization checks.</text:p>
        </text:list-item>
        <text:list-item>
          <text:p text:style-name="P3">CSRF, XSS, SQL Injection protections are in place.</text:p>
        </text:list-item>
        <text:list-item>
          <text:p text:style-name="P3">Secrets (keys, passwords) are never hardcoded.</text:p>
        </text:list-item>
      </text:list>
      <text:p text:style-name="P2"/>
      <text:p text:style-name="P13"><text:span text:style-name="T2">💡</text:span><text:span text:style-name="T1"><text:s/></text:span><text:span text:style-name="T2">9️⃣</text:span><text:span text:style-name="T1"><text:s/>Logging</text:span></text:p>
      <text:list text:style-name="L1">
        <text:list-item>
          <text:p text:style-name="P3">Logs provide meaningful, structured information.</text:p>
        </text:list-item>
        <text:list-item>
          <text:p text:style-name="P3">Proper use of log levels (DEBUG, INFO, WARN, ERROR).</text:p>
        </text:list-item>
        <text:list-item>
          <text:p text:style-name="P3">Sensitive data is not printed in logs.</text:p>
        </text:list-item>
        <text:list-item>
          <text:p text:style-name="P3">Avoid System.out.println() in production code.</text:p>
        </text:list-item>
      </text:list>
      <text:p text:style-name="P2"/>
      <text:p text:style-name="P13"><text:span text:style-name="T2">💡</text:span><text:span text:style-name="T1"><text:s/></text:span><text:span text:style-name="T2">🔄</text:span><text:span text:style-name="T1"><text:s/>1</text:span><text:span text:style-name="T2">0️⃣</text:span><text:span text:style-name="T1"><text:s/>Performance &amp; Scalability</text:span></text:p>
      <text:list text:style-name="L1">
        <text:list-item>
          <text:p text:style-name="P3">Avoid unnecessary object creation.</text:p>
        </text:list-item>
        <text:list-item>
          <text:p text:style-name="P3">Efficient use of collections and loops.</text:p>
        </text:list-item>
        <text:list-item>
          <text:p text:style-name="P3">Database queries optimized to prevent N+1 problems.</text:p>
        </text:list-item>
        <text:list-item>
          <text:p text:style-name="P3">Asynchronous processing is used where applicable.</text:p>
        </text:list-item>
      </text:list>
      <text:p text:style-name="P2"/>
      <text:p text:style-name="P13"><text:span text:style-name="T2">💡</text:span><text:span text:style-name="T1"><text:s/>1</text:span><text:span text:style-name="T2">1️⃣</text:span><text:span text:style-name="T1"><text:s/>Dependency Management</text:span></text:p>
      <text:list text:style-name="L1">
        <text:list-item>
          <text:p text:style-name="P3">Only necessary dependencies are included in pom.xml or build.gradle.</text:p>
        </text:list-item>
        <text:list-item>
          <text:p text:style-name="P3">Dependencies are up-to-date and secure.</text:p>
        </text:list-item>
        <text:list-item>
          <text:p text:style-name="P3">Avoid conflicting versions.</text:p>
        </text:list-item>
      </text:list>
      <text:p text:style-name="P2"/>
      <text:p text:style-name="P13"><text:span text:style-name="T2">💡</text:span><text:span text:style-name="T1"><text:s/>1</text:span><text:span text:style-name="T2">2️⃣</text:span><text:span text:style-name="T1"><text:s/>Microservice Specific (Spring Boot)</text:span></text:p>
      <text:list text:style-name="L1">
        <text:list-item>
          <text:p text:style-name="P3">Controller is thin; business logic in services.</text:p>
        </text:list-item>
        <text:list-item>
          <text:p text:style-name="P3">Use of constructor injection instead of field injection.</text:p>
        </text:list-item>
        <text:list-item>
          <text:p text:style-name="P3">Proper REST API status codes.</text:p>
        </text:list-item>
        <text:list-item>
          <text:p text:style-name="P3">Configuration values externalized using @Value or @ConfigurationProperties.</text:p>
        </text:list-item>
        <text:list-item>
          <text:p text:style-name="P3">Health checks and metrics enabled (/actuator)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